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000000"/>
    </style:style>
    <style:style style:name="T2" style:parent-style-name="DefaultParagraphFont" style:family="text">
      <style:text-properties fo:color="#000000"/>
    </style:style>
    <style:style style:name="T3" style:parent-style-name="StrongEmphasis" style:family="text">
      <style:text-properties fo:font-weight="normal" style:font-weight-asian="normal" style:font-weight-complex="normal" fo:color="#000000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6pt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color="#000000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6pt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><text:span text:style-name="T2">Los lenguajes de programación imperativa son como unas </text:span><text:span text:style-name="T3">instrucciones paso a paso</text:span><text:span text:style-name="T4"> </text:span><text:span text:style-name="T5">(cómo) redactadas para el ordenador. Describen de forma explícita qué pasos deben llevarse a cabo y en qué secuencia para alcanzar finalmente la<text:s/></text:span><text:span text:style-name="T6">solución deseada. En la programación declarativa, en cambio, se describe directamente el resultado final deseado (el qué).</text:span></text:p>
      <text:p text:style-name="Standard"/>
      <text:p text:style-name="P7">Clasifica los siguientes lenguajes de programación en Imperativos/Declarativos:</text:p>
      <text:p text:style-name="Standard"/>
      <text:p text:style-name="Standard"><text:span text:style-name="T8">Fortran:</text:span><text:span text:style-name="T9"><text:s/></text:span>Imperativo</text:p>
      <text:p text:style-name="Standard">READ(5,501) IA,IB,IC</text:p>
      <text:p text:style-name="Standard"><text:s text:c="2"/>501 FORMAT(3I5)</text:p>
      <text:p text:style-name="Standard"/>
      <text:p text:style-name="Standard"><text:span text:style-name="T10">Java:</text:span><text:span text:style-name="T11"><text:s/></text:span>Imperativo</text:p>
      <text:p text:style-name="Standard">nextTerm = firstTerm + secondTerm; (0 + 1)</text:p>
      <text:p text:style-name="Standard">firstTerm = secondTerm; (1)</text:p>
      <text:p text:style-name="Standard"/>
      <text:p text:style-name="Standard"><text:span text:style-name="T12">Lisp:</text:span><text:span text:style-name="T13"><text:s/></text:span>Declarativo</text:p>
      <text:p text:style-name="P14">USER(1): (* 2 (cos 0) (+ 4 6))</text:p>
      <text:p text:style-name="Standard"/>
      <text:p text:style-name="Standard"><text:span text:style-name="T15">Pascal:</text:span><text:span text:style-name="T16"><text:s/></text:span>Imperativo</text:p>
      <text:p text:style-name="Standard">function {function declarations, if any}</text:p>
      <text:p text:style-name="Standard">{ local variables }</text:p>
      <text:p text:style-name="Standard">begin</text:p>
      <text:p text:style-name="Standard"/>
      <text:p text:style-name="Standard"><text:span text:style-name="T17">Haskell:</text:span><text:span text:style-name="T18"><text:s/></text:span>Declarativo</text:p>
      <text:p text:style-name="Standard">factorial n</text:p>
      <text:p text:style-name="Standard"><text:s text:c="6"/>| n &lt; 0 <text:s/>= error "no existe el factorial para enteros negativos"</text:p>
      <text:p text:style-name="Standard"><text:s text:c="6"/>| n == 0 = 1</text:p>
      <text:p text:style-name="Standard"/>
      <text:p text:style-name="Standard"><text:span text:style-name="T19">QML:</text:span><text:span text:style-name="T20"><text:s/></text:span>Declarativo</text:p>
      <text:p text:style-name="Standard">Rectangle {</text:p>
      <text:p text:style-name="Standard"><text:s text:c="5"/>id: canvas</text:p>
      <text:p text:style-name="Standard"><text:s text:c="5"/>width: 300</text:p>
      <text:p text:style-name="Standard"/>
      <text:p text:style-name="Standard"><text:span text:style-name="T21">C++</text:span><text:span text:style-name="T22">:<text:s/></text:span>Imperativo</text:p>
      <text:p text:style-name="Standard">int main() {</text:p>
      <text:p text:style-name="Standard"><text:s text:c="4"/>std::cout &lt;&lt; "Hello World!";</text:p>
      <text:p text:style-name="Standard"><text:s text:c="4"/>return 0;</text:p>
      <text:p text:style-name="Standard"/>
      <text:p text:style-name="Standard"><text:span text:style-name="T23">Prolog:</text:span><text:span text:style-name="T24"><text:s/></text:span>Declarativo</text:p>
      <text:p text:style-name="Standard">?- studies(charlie, Which), teaches(Who,Which), write('charlie studies '),<text:s/>write(Which), write(' and<text:s/>profesor</text:p>
      <text:p text:style-name="Standard"/>
      <text:p text:style-name="Standard"><text:span text:style-name="T25">SQL:</text:span><text:span text:style-name="T26"><text:s/></text:span>Declarativo</text:p>
      <text:p text:style-name="Standard">SELECT name FROM people AS kids WHERE age &lt;= 12;</text:p>
      <text:p text:style-name="P27"/>
      <text:p text:style-name="Standard"><text:span text:style-name="T28">Python:</text:span><text:span text:style-name="T29"><text:s/></text:span>Imperativo</text:p>
      <text:p text:style-name="Standard">num = int(input('Introduzca un numero: '))</text:p>
      <text:p text:style-name="Standard">ifnum % 2 == 0:</text:p>
      <text:p text:style-name="Standard">print('Par')</text:p>
      <text:p text:style-name="Standard">else:</text:p>
      <text:p text:style-name="Standard">print('Impar')</text:p>
      <text:p text:style-name="Standard"/>
      <text:p text:style-name="Standard"><text:span text:style-name="T30">Ruby</text:span><text:span text:style-name="T31">:</text:span><text:span text:style-name="T32"><text:s/></text:span>Declarativo</text:p>
      <text:p text:style-name="Standard">def find_missing(sequence)</text:p>
      <text:p text:style-name="Standard"><text:s text:c="2"/>consecutive <text:s text:c="4"/>= sequence.each_cons(2)</text:p>
      <text:p text:style-name="Standard"><text:s text:c="2"/>differences <text:s text:c="4"/>= consecutive.map { |a,b| b - a }</text:p>
      <text:p text:style-name="Standard"><text:s text:c="2"/>sequence <text:s text:c="7"/>= differences.max_by { |n| differences.count(n) }</text:p>
      <text:p text:style-name="Standard"/>
      <text:p text:style-name="Standard"/>
      <text:p text:style-name="Standard"/>
      <text:p text:style-name="P33">Y clasifica los siguientes<text:s/>lenguajes de programación en Alto Nivel / Bajo Nivel:</text:p>
      <text:p text:style-name="Standard"/>
      <text:p text:style-name="Standard"><text:span text:style-name="T34">C++</text:span><text:span text:style-name="T35">:<text:s/></text:span>Medio<text:s/>nivel</text:p>
      <text:p text:style-name="Standard"><text:span text:style-name="T36">Fortran</text:span><text:span text:style-name="T37">:</text:span><text:s/>Medio<text:s/>nivel</text:p>
      <text:p text:style-name="Standard"><text:span text:style-name="T38">Arquitectura CISC</text:span><text:span text:style-name="T39">:<text:s/></text:span>Alto nivel</text:p>
      <text:p text:style-name="Standard"><text:span text:style-name="T40">PHP</text:span><text:span text:style-name="T41">:<text:s/></text:span>Alto nivel</text:p>
      <text:p text:style-name="Standard"><text:span text:style-name="T42">Java</text:span><text:span text:style-name="T43">:<text:s/></text:span>Medio nivel</text:p>
      <text:p text:style-name="Standard"><text:span text:style-name="T44">Ensamblador</text:span><text:span text:style-name="T45">:<text:s/></text:span>Bajo nivel</text:p>
      <text:p text:style-name="Standard"><text:span text:style-name="T46">Pe</text:span><text:span text:style-name="T47">rl</text:span><text:span text:style-name="T48">:<text:s/></text:span>Alto nivel</text:p>
      <text:p text:style-name="Standard"><text:span text:style-name="T49">Arquitectura RISC</text:span><text:span text:style-name="T50">:<text:s/></text:span>Bajo nivel</text:p>
      <text:p text:style-name="Standard"><text:span text:style-name="T51">Código Máquina</text:span><text:span text:style-name="T52">:<text:s/></text:span>Bajo nivel</text:p>
      <text:p text:style-name="Standard"><text:span text:style-name="T53">Python</text:span><text:span text:style-name="T54">:<text:s/></text:span>Alto nive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Daniel Castro Cruz 1ºDAMB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</dc:creator>
    <meta:creation-date>2021-10-06T17:55:00Z</meta:creation-date>
    <dc:date>2021-10-13T21:42:00Z</dc:date>
    <meta:template xlink:href="Normal.dotm" xlink:type="simple"/>
    <meta:editing-cycles>3</meta:editing-cycles>
    <meta:editing-duration>PT1980S</meta:editing-duration>
    <meta:document-statistic meta:page-count="2" meta:paragraph-count="3" meta:word-count="269" meta:character-count="1800" meta:row-count="12" meta:non-whitespace-character-count="1534"/>
  </office:meta>
</office:document-meta>
</file>